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  <style:text-properties style:text-position="0% 100%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style:text-position="0% 100%"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text-position="0% 100%" style:text-underline-style="none"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style:text-underline-style="none" fo:font-weight="normal" style:font-weight-asian="normal" style:font-weight-complex="normal"/>
    </style:style>
    <style:style style:name="T8" style:family="text">
      <style:text-properties style:text-position="sub 58%"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text-position="sub 58%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L Basics:</text:p>
      <text:list xml:id="list8398163254183815608" text:style-name="L1">
        <text:list-item>
          <text:p text:style-name="P1">Input → ML algorithm → model : f(x) → decision class: <text:span text:style-name="T1">ŷ</text:span> </text:p>
        </text:list-item>
        <text:list-item>
          <text:p text:style-name="P1">Feature identification for input is done by the ML algorithm. The result is a mapping f(x) → <text:span text:style-name="T1">ŷ</text:span>, where x is a set of the features identified by the ML algorithm.</text:p>
        </text:list-item>
        <text:list-item>
          <text:p text:style-name="P1">The input is a training set which help the algorithm do feature identification. Training set instances are of the form &lt;feature_vector, class_label&gt;.</text:p>
        </text:list-item>
        <text:list-item>
          <text:p text:style-name="P1"><text:span text:style-name="T1">Ŷ can be :</text:span></text:p>
          <text:list>
            <text:list-item>
              <text:p text:style-name="P1"><text:span text:style-name="T1">discrete → class label/classification</text:span></text:p>
            </text:list-item>
            <text:list-item>
              <text:p text:style-name="P1"><text:span text:style-name="T1">real → regression</text:span></text:p>
            </text:list-item>
          </text:list>
        </text:list-item>
        <text:list-item>
          <text:p text:style-name="P1">For discrete output </text:p>
          <text:list>
            <text:list-item>
              <text:p text:style-name="P1">we have two approaches for finding separator of classes</text:p>
              <text:list>
                <text:list-item>
                  <text:p text:style-name="P1">maximum margin</text:p>
                </text:list-item>
                <text:list-item>
                  <text:p text:style-name="P1">cost-based classification</text:p>
                </text:list-item>
              </text:list>
            </text:list-item>
            <text:list-item>
              <text:p text:style-name="P1">Seperators can be linear, non-linear</text:p>
            </text:list-item>
          </text:list>
        </text:list-item>
      </text:list>
      <text:p text:style-name="P10">DECISION TREES</text:p>
      <text:p text:style-name="P2">When?</text:p>
      <text:list xml:id="list5256481988265443206" text:style-name="L2">
        <text:list-item>
          <text:p text:style-name="P3">Set of atrribute-value pairs available.</text:p>
        </text:list-item>
        <text:list-item>
          <text:p text:style-name="P3">Robust....can work in presence of erroneous data.</text:p>
        </text:list-item>
        <text:list-item>
          <text:p text:style-name="P3">can handle missing data.</text:p>
        </text:list-item>
      </text:list>
      <text:p text:style-name="P2"/>
      <text:p text:style-name="P2"><text:span text:style-name="T3">Buzz &gt;&gt;&gt;</text:span> TDIDT → top down induction of decision trees</text:p>
      <text:p text:style-name="P2"/>
      <text:p text:style-name="P2">Entropy based (maximize entropy):</text:p>
      <text:list xml:id="list6810345236983403082" text:style-name="L4">
        <text:list-item>
          <text:p text:style-name="P4">It is a batch algorithm</text:p>
        </text:list-item>
      </text:list>
      <text:list xml:id="list935568691137303060" text:style-name="L3">
        <text:list-item>
          <text:p text:style-name="P5">Entropy (S) = - p<text:span text:style-name="T4">+ </text:span>. log<text:span text:style-name="T6">2 </text:span>p<text:span text:style-name="T5">+</text:span> - <text:s/>p<text:span text:style-name="T5">- </text:span>. log<text:span text:style-name="T6">2 </text:span>p<text:span text:style-name="T5">-</text:span></text:p>
          <text:list>
            <text:list-item>
              <text:p text:style-name="P6"><text:span text:style-name="T10">p+ → fraction of positive instances in training set</text:span></text:p>
            </text:list-item>
            <text:list-item>
              <text:p text:style-name="P6"><text:span text:style-name="T10">p- → fraction of negative instances in training set</text:span></text:p>
            </text:list-item>
          </text:list>
        </text:list-item>
        <text:list-item>
          <text:p text:style-name="P5"><text:span text:style-name="T10">Gain (S , A) = Entropy (S) – </text:span><text:span text:style-name="T2">∑</text:span><text:span text:style-name="T8">V</text:span><text:span text:style-name="T7">eValues(A)</text:span><text:span text:style-name="T10"> |S</text:span><text:span text:style-name="T7">v</text:span><text:span text:style-name="T10">|/|S| Entropy(S</text:span><text:span text:style-name="T9">V</text:span><text:span text:style-name="T10">)</text:span></text:p>
        </text:list-item>
        <text:list-item>
          <text:p text:style-name="P8">Information Gain = Gain / Split Penalty</text:p>
        </text:list-item>
        <text:list-item>
          <text:p text:style-name="P8">Not guaranteed to be optimal in terms of accuracy</text:p>
        </text:list-item>
      </text:list>
      <text:p text:style-name="P7"/>
      <text:p text:style-name="P7"><text:span text:style-name="T3">Buzz &gt;&gt;&gt;</text:span> Hoeffding Trees → incremental decision tree building approach.</text:p>
      <text:p text:style-name="P11">02/05</text:p>
      <text:p text:style-name="P7"/>
      <text:p text:style-name="P7">Decision tree pruning</text:p>
      <text:list xml:id="list2813041377843204422" text:style-name="L5">
        <text:list-item>
          <text:p text:style-name="P9">pre-pruning → stop early</text:p>
        </text:list-item>
        <text:list-item>
          <text:p text:style-name="P9">post-pruning → grow fully, prune later</text:p>
        </text:list-item>
        <text:list-item>
          <text:p text:style-name="P9">reduced error pruning</text:p>
          <text:list>
            <text:list-item>
              <text:p text:style-name="P9">use training set to build</text:p>
            </text:list-item>
            <text:list-item>
              <text:p text:style-name="P9">use validation set to prune</text:p>
              <text:list>
                <text:list-item>
                  <text:p text:style-name="P9">push validation instances through the tree</text:p>
                </text:list-item>
                <text:list-item>
                  <text:p text:style-name="P9">at every node</text:p>
                  <text:list>
                    <text:list-item>
                      <text:p text:style-name="P9">if I prune does hurt accuracy on the validation set → if not prune</text:p>
                    </text:list-item>
                    <text:list-item>
                      <text:p text:style-name="P9">this can be top-down or bottom-up...you choose...but bottom-up is more common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1:44:47.01</meta:creation-date>
    <dc:date>2013-02-05T12:21:44.14</dc:date>
    <meta:editing-duration>P4DT23H52M54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3" meta:paragraph-count="38" meta:word-count="296" meta:character-count="1585"/>
  </office:meta>
</office:document-meta>
</file>